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b0fdf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b0fdf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b0fdf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b0fdf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b0fdf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e3e4" officeooo:paragraph-rsid="005b0fdf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57504" officeooo:paragraph-rsid="005b0fdf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e468c" officeooo:paragraph-rsid="005b0fdf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4b0f05" officeooo:paragraph-rsid="005b0fdf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36f54" officeooo:paragraph-rsid="005b0fdf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561b34" officeooo:paragraph-rsid="005b0fdf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562ec9" officeooo:paragraph-rsid="005b0fdf" style:font-size-asian="10pt" style:font-size-complex="10pt"/>
    </style:style>
    <style:style style:name="P32" style:family="paragraph" style:parent-style-name="Table_20_Contents">
      <style:text-properties fo:font-size="10pt" fo:language="en" fo:country="US" officeooo:paragraph-rsid="005b0fdf" style:font-size-asian="10pt" style:font-size-complex="10pt"/>
    </style:style>
    <style:style style:name="P33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4" style:family="paragraph" style:parent-style-name="Standard">
      <style:text-properties fo:font-size="10pt" fo:language="en" fo:country="US" officeooo:rsid="0019c138" officeooo:paragraph-rsid="005b0fdf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6" style:family="paragraph" style:parent-style-name="Standard">
      <style:text-properties fo:font-size="10pt" fo:language="en" fo:country="US" officeooo:rsid="00169fb3" officeooo:paragraph-rsid="005b0fdf" style:font-size-asian="10pt" style:font-size-complex="10pt"/>
    </style:style>
    <style:style style:name="P37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8" style:family="paragraph" style:parent-style-name="Standard">
      <style:text-properties fo:font-size="10pt" fo:language="en" fo:country="US" officeooo:rsid="002aaf87" officeooo:paragraph-rsid="005b0fdf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169fb3" officeooo:paragraph-rsid="005b0fdf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4859d3" officeooo:paragraph-rsid="005b0fdf" style:font-size-asian="10pt" style:font-size-complex="10pt"/>
    </style:style>
    <style:style style:name="P44" style:family="paragraph" style:parent-style-name="Standard">
      <style:text-properties fo:font-size="10pt" fo:language="en" fo:country="US" style:text-underline-style="none" officeooo:rsid="0047c35f" officeooo:paragraph-rsid="005b0fdf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EATURE <text:span text:style-name="T1"><text:s text:c="132"/></text:span></text:p>
      <text:p text:style-name="P35"/>
      <text:p text:style-name="P37">BEFORE START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REATE PROJECT SPECIFIC CHECKLIST IF NECESSARY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ADD TOOL FOR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RUN STATIC CODE ANALYSI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FIX ISSUES FOUND BY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5"/>
      <text:p text:style-name="P33">IMPLEMENTATION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 / <text:span text:style-name="T12">BUG FIX PROGRESS SHEET</text:span>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0">DOES BUILD ARTIFACT RUN ON LOCAL MACHINE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9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8">APPLY HOTFIX TO OPEN RELEASE BRANCH IF NECESSARY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DELETE <text:span text:style-name="T3">HOTFIX / FEATURE </text:span>BRANCH</text:p>
          </table:table-cell>
          <table:table-cell table:style-name="Table2.B2" office:value-type="string">
            <text:p text:style-name="P19"/>
          </table:table-cell>
        </table:table-row>
      </table:table>
      <text:p text:style-name="P39"/>
      <text:p text:style-name="P42">RELEASE</text:p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40"/>
      <text:p text:style-name="P34">FEATURE <text:span text:style-name="T1"><text:s text:c="132"/></text:span></text:p>
      <text:p text:style-name="P36"/>
      <text:p text:style-name="P38">BEFORE START</text:p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CREATE PROJECT SPECIFIC CHECKLIST IF NECESSARY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8">USER STORY / <text:span text:style-name="T2">REQUIREMENT</text:span> IN ISSUE TRACKING SYSTEM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8">USER STORY / <text:span text:style-name="T2">REQUIREMENT</text:span> PRIORITIZED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8">USER STORY / <text:span text:style-name="T2">REQUIREMENT</text:span> COMPLETE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2">DOES OUTLINE EXIST <text:span text:style-name="T5">(SEE DEVELOPMENT OUTLINE)</text:span>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HAS BEST SOLUTION BEEN CHOSEN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5">HAS OUTLINE BEEN REVIEWED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<text:span text:style-name="T8">IS CODE BASE </text:span>ACCESS<text:span text:style-name="T8">IBLE</text:span>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3"><text:bookmark-start text:name="__DdeLink__839_95226485121"/>BRANCH IF NECESSARY (HOTFIX, FEATURE)<text:bookmark-end text:name="__DdeLink__839_95226485121"/>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ADD TOOL FOR STATIC CODE ANALYSIS IF NECESSARY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RUN STATIC CODE ANALYSIS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FIX ISSUES FOUND BY STATIC CODE ANALYSIS IF NECESSARY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UNIT TESTS <text:span text:style-name="T10">RELATED TO FEATURE ARE </text:span>RUNNING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7">FIX UNIT TESTS <text:span text:style-name="T10">RELATED TO FEATURE </text:span>IF NECESSARY</text:p>
          </table:table-cell>
          <table:table-cell table:style-name="Table3.B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2"><text:span text:style-name="T8">ARE </text:span>DEPENDENT SERVICES RUNNING</text:p>
          </table:table-cell>
          <table:table-cell table:style-name="Table3.B2" office:value-type="string">
            <text:p text:style-name="P32"/>
          </table:table-cell>
        </table:table-row>
      </table:table>
      <text:p text:style-name="P36"/>
      <text:p text:style-name="P34">IMPLEMENTATION</text:p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SEE DEVELOPMENT PROGRESS SHEET / <text:span text:style-name="T12">BUG FIX PROGRESS SHEET</text:span></text:p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6"><text:span text:style-name="T7">HAS CODE BEEN </text:span>REVIEW<text:span text:style-name="T6">ED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<text:span text:style-name="T11">IS </text:span>BUILD <text:span text:style-name="T11">ON LOCAL MACHINE SUCCESSFUL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31">DOES BUILD ARTIFACT RUN ON LOCAL MACHINE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1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9">APPLY HOTFIX TO OPEN RELEASE BRANCH IF NECESSARY</text:p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>DELETE <text:span text:style-name="T3">HOTFIX / FEATURE </text:span>BRANCH</text:p>
          </table:table-cell>
          <table:table-cell table:style-name="Table4.B2" office:value-type="string">
            <text:p text:style-name="P21"/>
          </table:table-cell>
        </table:table-row>
      </table:table>
      <text:p text:style-name="P41"/>
      <text:p text:style-name="P43">RELEASE</text:p>
      <text:p text:style-name="P4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SEE <text:span text:style-name="T4">RELEASE</text:span> <text:span text:style-name="T4">CHECKLIST</text:span></text:p>
          </table:table-cell>
          <table:table-cell table:style-name="Table6.B1" office:value-type="string">
            <text:p text:style-name="P6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30T10:14:18.794360801</dc:date>
    <meta:editing-duration>PT1H34M14S</meta:editing-duration>
    <meta:editing-cycles>53</meta:editing-cycles>
    <meta:generator>LibreOffice/6.0.7.3$Linux_X86_64 LibreOffice_project/00m0$Build-3</meta:generator>
    <meta:document-statistic meta:table-count="6" meta:image-count="0" meta:object-count="0" meta:page-count="1" meta:paragraph-count="56" meta:word-count="300" meta:character-count="2146" meta:non-whitespace-character-count="1636"/>
  </office:meta>
</office:document-meta>
</file>